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0ba96e" officeooo:paragraph-rsid="000ba96e"/>
    </style:style>
    <style:style style:name="P2" style:family="paragraph" style:parent-style-name="Standard">
      <style:text-properties style:font-name="arial" officeooo:rsid="000ba96e" officeooo:paragraph-rsid="0014b29b"/>
    </style:style>
    <style:style style:name="P3" style:family="paragraph" style:parent-style-name="Standard">
      <style:text-properties style:font-name="arial" fo:font-size="14pt" officeooo:rsid="000c1966" officeooo:paragraph-rsid="000c1966" style:font-size-asian="12.25pt" style:font-size-complex="14pt"/>
    </style:style>
    <style:style style:name="P4" style:family="paragraph" style:parent-style-name="Standard">
      <style:paragraph-properties fo:text-align="center" style:justify-single-word="false"/>
      <style:text-properties style:font-name="arial" fo:font-size="14pt" officeooo:rsid="00161218" officeooo:paragraph-rsid="00161218" style:font-size-asian="12.25pt" style:font-size-complex="14pt"/>
    </style:style>
    <style:style style:name="P5" style:family="paragraph" style:parent-style-name="Standard">
      <style:text-properties style:font-name="arial" fo:font-size="14pt" fo:font-style="normal" style:text-underline-style="none" officeooo:rsid="000ba96e" officeooo:paragraph-rsid="000ba96e" style:font-size-asian="12.25pt" style:font-style-asian="normal" style:font-size-complex="14pt" style:font-style-complex="normal"/>
    </style:style>
    <style:style style:name="P6" style:family="paragraph" style:parent-style-name="Standard">
      <style:text-properties style:font-name="arial" fo:font-size="12pt" officeooo:rsid="000c1966" officeooo:paragraph-rsid="000c1966" style:font-size-asian="10.5pt" style:font-size-complex="12pt"/>
    </style:style>
    <style:style style:name="P7" style:family="paragraph" style:parent-style-name="Standard" style:list-style-name="L1">
      <style:text-properties style:font-name="arial" officeooo:rsid="000ba96e" officeooo:paragraph-rsid="000ba96e"/>
    </style:style>
    <style:style style:name="P8" style:family="paragraph" style:parent-style-name="Standard" style:list-style-name="L1">
      <style:text-properties style:font-name="arial" officeooo:rsid="0019318f" officeooo:paragraph-rsid="0019318f"/>
    </style:style>
    <style:style style:name="P9" style:family="paragraph" style:parent-style-name="Standard" style:list-style-name="L1">
      <style:text-properties style:font-name="arial" style:text-underline-style="none" officeooo:rsid="001aabd3" officeooo:paragraph-rsid="001aabd3"/>
    </style:style>
    <style:style style:name="P10" style:family="paragraph" style:parent-style-name="Standard" style:list-style-name="L1">
      <style:text-properties style:font-name="arial" style:text-underline-style="none" officeooo:rsid="000ba96e" officeooo:paragraph-rsid="000ba96e"/>
    </style:style>
    <style:style style:name="P11" style:family="paragraph" style:parent-style-name="Standard" style:list-style-name="L1">
      <style:text-properties style:font-name="arial" style:text-underline-style="none" officeooo:rsid="000ba96e" officeooo:paragraph-rsid="00319267"/>
    </style:style>
    <style:style style:name="P12" style:family="paragraph" style:parent-style-name="Standard" style:list-style-name="L1">
      <style:text-properties style:font-name="arial" fo:font-style="normal" style:text-underline-style="none" officeooo:rsid="000ba96e" officeooo:paragraph-rsid="000ba96e" style:font-style-asian="normal" style:font-style-complex="normal"/>
    </style:style>
    <style:style style:name="P13" style:family="paragraph" style:parent-style-name="Standard" style:list-style-name="L1">
      <style:text-properties style:font-name="arial" fo:font-style="normal" style:text-underline-style="none" officeooo:rsid="0010f1f4" officeooo:paragraph-rsid="0023b7d4" style:font-style-asian="normal" style:font-style-complex="normal"/>
    </style:style>
    <style:style style:name="P14" style:family="paragraph" style:parent-style-name="Standard" style:list-style-name="L1">
      <style:text-properties style:font-name="arial" fo:font-style="normal" style:text-underline-style="none" officeooo:rsid="0014b29b" officeooo:paragraph-rsid="002547d6" style:font-style-asian="normal" style:font-style-complex="normal"/>
    </style:style>
    <style:style style:name="P15" style:family="paragraph" style:parent-style-name="Standard" style:list-style-name="L1">
      <style:text-properties style:font-name="arial" fo:font-style="normal" style:text-underline-style="none" officeooo:rsid="0010933e" officeooo:paragraph-rsid="0010933e" style:font-style-asian="normal" style:font-style-complex="normal"/>
    </style:style>
    <style:style style:name="P16" style:family="paragraph" style:parent-style-name="Standard" style:list-style-name="L1">
      <style:text-properties style:font-name="arial" officeooo:rsid="000ee8f7" officeooo:paragraph-rsid="000ee8f7"/>
    </style:style>
    <style:style style:name="P17" style:family="paragraph" style:parent-style-name="Standard" style:list-style-name="L2">
      <style:text-properties style:font-name="arial" fo:font-size="12pt" fo:font-style="normal" style:text-underline-style="none" officeooo:rsid="000ba96e" officeooo:paragraph-rsid="000ba96e" style:font-size-asian="10.5pt" style:font-style-asian="normal" style:font-size-complex="12pt" style:font-style-complex="normal"/>
    </style:style>
    <style:style style:name="P18" style:family="paragraph" style:parent-style-name="Standard" style:list-style-name="L2">
      <style:text-properties style:font-name="arial" fo:font-size="12pt" fo:font-style="normal" style:text-underline-style="none" officeooo:rsid="000c1966" officeooo:paragraph-rsid="000c1966" style:font-size-asian="10.5pt" style:font-style-asian="normal" style:font-size-complex="12pt" style:font-style-complex="normal"/>
    </style:style>
    <style:style style:name="P19" style:family="paragraph" style:parent-style-name="Standard" style:list-style-name="L3">
      <style:text-properties style:font-name="arial" fo:font-size="12pt" fo:font-style="normal" officeooo:rsid="000ca352" officeooo:paragraph-rsid="000ca352" style:font-size-asian="10.5pt" style:font-style-asian="normal" style:font-size-complex="12pt" style:font-style-complex="normal"/>
    </style:style>
    <style:style style:name="P20" style:family="paragraph" style:parent-style-name="Standard" style:list-style-name="L2">
      <style:text-properties style:font-name="arial" fo:font-size="12pt" officeooo:rsid="000ba96e" officeooo:paragraph-rsid="000ba96e" style:font-size-asian="10.5pt" style:font-size-complex="12pt"/>
    </style:style>
    <style:style style:name="P21" style:family="paragraph" style:parent-style-name="Standard" style:list-style-name="L3">
      <style:text-properties style:font-name="arial" fo:font-size="12pt" officeooo:rsid="000c1966" officeooo:paragraph-rsid="000c1966" style:font-size-asian="10.5pt" style:font-size-complex="12pt"/>
    </style:style>
    <style:style style:name="T1" style:family="text">
      <style:text-properties style:text-underline-style="none"/>
    </style:style>
    <style:style style:name="T2" style:family="text">
      <style:text-properties style:text-underline-style="none" officeooo:rsid="00161eff"/>
    </style:style>
    <style:style style:name="T3" style:family="text">
      <style:text-properties style:text-underline-style="none" officeooo:rsid="001746fe"/>
    </style:style>
    <style:style style:name="T4" style:family="text">
      <style:text-properties style:text-underline-style="none" officeooo:rsid="0028e2c3"/>
    </style:style>
    <style:style style:name="T5" style:family="text">
      <style:text-properties style:text-underline-style="none" officeooo:rsid="0031e9d6"/>
    </style:style>
    <style:style style:name="T6" style:family="text">
      <style:text-properties style:text-underline-style="none" officeooo:rsid="00323702"/>
    </style:style>
    <style:style style:name="T7" style:family="text">
      <style:text-properties style:text-underline-style="none" officeooo:rsid="0032dee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ca352"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officeooo:rsid="000c1966" style:font-style-asian="normal" style:font-style-complex="normal"/>
    </style:style>
    <style:style style:name="T14" style:family="text">
      <style:text-properties fo:font-style="normal" style:text-underline-style="none" officeooo:rsid="001edd6d" style:font-style-asian="normal" style:font-style-complex="normal"/>
    </style:style>
    <style:style style:name="T15" style:family="text">
      <style:text-properties fo:font-style="normal" style:text-underline-style="none" officeooo:rsid="0025be81" style:font-style-asian="normal" style:font-style-complex="normal"/>
    </style:style>
    <style:style style:name="T16" style:family="text">
      <style:text-properties fo:font-style="normal" style:text-underline-style="none" officeooo:rsid="00265a41" style:font-style-asian="normal" style:font-style-complex="normal"/>
    </style:style>
    <style:style style:name="T17" style:family="text">
      <style:text-properties fo:font-style="normal" style:text-underline-style="none" officeooo:rsid="002a4744" style:font-style-asian="normal" style:font-style-complex="normal"/>
    </style:style>
    <style:style style:name="T18" style:family="text">
      <style:text-properties officeooo:rsid="00161eff"/>
    </style:style>
    <style:style style:name="T19" style:family="text">
      <style:text-properties officeooo:rsid="0016338d"/>
    </style:style>
    <style:style style:name="T20" style:family="text">
      <style:text-properties officeooo:rsid="001746fe"/>
    </style:style>
    <style:style style:name="T21" style:family="text">
      <style:text-properties officeooo:rsid="0019318f"/>
    </style:style>
    <style:style style:name="T22" style:family="text">
      <style:text-properties officeooo:rsid="001bb738"/>
    </style:style>
    <style:style style:name="T23" style:family="text">
      <style:text-properties officeooo:rsid="001d598e"/>
    </style:style>
    <style:style style:name="T24" style:family="text">
      <style:text-properties officeooo:rsid="001ffebe"/>
    </style:style>
    <style:style style:name="T25" style:family="text">
      <style:text-properties officeooo:rsid="00204d3c"/>
    </style:style>
    <style:style style:name="T26" style:family="text">
      <style:text-properties officeooo:rsid="00205293"/>
    </style:style>
    <style:style style:name="T27" style:family="text">
      <style:text-properties officeooo:rsid="00245f21"/>
    </style:style>
    <style:style style:name="T28" style:family="text">
      <style:text-properties officeooo:rsid="002be09a"/>
    </style:style>
    <style:style style:name="T29" style:family="text">
      <style:text-properties officeooo:rsid="002f2c76"/>
    </style:style>
    <style:style style:name="T30" style:family="text">
      <style:text-properties officeooo:rsid="002fcebe"/>
    </style:style>
    <style:style style:name="T31" style:family="text">
      <style:text-properties officeooo:rsid="003513e7"/>
    </style:style>
    <style:style style:name="T32" style:family="text">
      <style:text-properties officeooo:rsid="0036ae43"/>
    </style:style>
    <style:style style:name="T33" style:family="text">
      <style:text-properties officeooo:rsid="00379797"/>
    </style:style>
    <style:style style:name="T34" style:family="text">
      <style:text-properties officeooo:rsid="0039831b"/>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39831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istema RatWalk.</text:p>
      <text:p text:style-name="P1"/>
      <text:list xml:id="list1942845664295083064" text:style-name="L1">
        <text:list-item>
          <text:p text:style-name="P7">Conectar el túnel con el software.</text:p>
        </text:list-item>
        <text:list-item>
          <text:p text:style-name="P7">Identificar al <text:span text:style-name="T30">sujeto de estudio</text:span> para saber si está <text:span text:style-name="T2">enfermo o sano</text:span>.</text:p>
        </text:list-item>
        <text:list-item>
          <text:p text:style-name="P7">Un <text:span text:style-name="T29">sujeto de estudio</text:span> puede aparecer en varias tomas.</text:p>
        </text:list-item>
        <text:list-item>
          <text:p text:style-name="P8"><text:span text:style-name="T3">U</text:span><text:span text:style-name="T1">n experimento involucra una s</text:span><text:span text:style-name="T5">o</text:span><text:span text:style-name="T1">la toma y un </text:span><text:span text:style-name="T6">marcador. En la primera versión </text:span><text:span text:style-name="T7">del software, </text:span><text:span text:style-name="T6">el marcador es un </text:span><text:span text:style-name="T1">conjunto de ángulos a ser anali</text:span><text:span text:style-name="T6">z</text:span><text:span text:style-name="T1">ados, </text:span><text:span text:style-name="T7">en versiones posteriores podrían ser otro tipo de marcadores como levantar la cabeza. C</text:span><text:span text:style-name="T4">on </text:span><text:span text:style-name="T7">los ángulos del primer marcador </text:span><text:span text:style-name="T4">se definen los puntos que serán marcados en los frames</text:span><text:span text:style-name="T1">. </text:span></text:p>
        </text:list-item>
        <text:list-item>
          <text:p text:style-name="P9">Existe un catálogo de ángulos que están descritos por dos puntos que representan las extremidades de un sujeto de pruebas.</text:p>
        </text:list-item>
        <text:list-item>
          <text:p text:style-name="P10">Vari<text:span text:style-name="T33">os usuarios </text:span>pueden <text:span text:style-name="T22">marcar</text:span> <text:span text:style-name="T21">el mismo experimento, tanto puntos como pasos</text:span>.</text:p>
        </text:list-item>
        <text:list-item>
          <text:p text:style-name="P11">Ir graficando los <text:span text:style-name="T20">ángulos</text:span> de <text:span text:style-name="T20">los frames que están siendo marcados.</text:span></text:p>
        </text:list-item>
        <text:list-item>
          <text:p text:style-name="P10">Nuevo tunel con más cámaras arriba y abajo para nuevo análisis.</text:p>
        </text:list-item>
        <text:list-item>
          <text:p text:style-name="P7"><text:span text:style-name="T1">Utilizar cámara de rango para registrar la coordenada </text:span><text:span text:style-name="T9">z </text:span><text:span text:style-name="T12">de los puntos.</text:span></text:p>
        </text:list-item>
        <text:list-item>
          <text:p text:style-name="P12">Guardar v<text:span text:style-name="T31">i</text:span>deos en servidor y base de datos para que todos trabajen desde cualquier compu<text:span text:style-name="T34">tadora</text:span>.</text:p>
        </text:list-item>
        <text:list-item>
          <text:p text:style-name="P12">Roles de usuario.</text:p>
        </text:list-item>
        <text:list-item>
          <text:p text:style-name="P12">Un mism<text:span text:style-name="T32">o</text:span> <text:span text:style-name="T32">sujeto de prueba </text:span>puede tener varias alteraci<text:span text:style-name="T34">o</text:span>nes <text:span text:style-name="T18">en diferentes momentos.</text:span></text:p>
        </text:list-item>
        <text:list-item>
          <text:p text:style-name="P12">Se podrían tener más puntos de marcado distintos, no sólo cinco.</text:p>
        </text:list-item>
        <text:list-item>
          <text:p text:style-name="P12">Se podrían calcular otros ángulos a partir de los puntos anteriores.</text:p>
        </text:list-item>
        <text:list-item>
          <text:p text:style-name="P13">El mismo usuario que <text:span text:style-name="T18">inicia un marcado de pasos o de puntos debe darlo por terminado.</text:span></text:p>
        </text:list-item>
        <text:list-item>
          <text:p text:style-name="P14">El usuario tiene que dar por terminado el marcado de puntos, así el <text:span text:style-name="T27">etiquetado</text:span> de <text:span text:style-name="T19">pasos</text:span> queda habilitado.</text:p>
        </text:list-item>
        <text:list-item>
          <text:p text:style-name="P16"><text:span text:style-name="T15">Para cada frame se deben marcar</text:span><text:span text:style-name="T12"> la cantidad </text:span><text:span text:style-name="T9">n </text:span><text:span text:style-name="T12">de puntos </text:span><text:span text:style-name="T16">involucrados en el experimento </text:span><text:span text:style-name="T12">o </text:span><text:span text:style-name="T17">ninguno</text:span><text:span text:style-name="T12">.</text:span></text:p>
        </text:list-item>
        <text:list-item>
          <text:p text:style-name="P15">Un <text:span text:style-name="T28">usuario validador</text:span> puede editar <text:span text:style-name="T28">puntos y pasos ya registrados por otros usuarios</text:span>.</text:p>
        </text:list-item>
      </text:list>
      <text:p text:style-name="P2"/>
      <text:p text:style-name="P5">Pasos del análisis de un <text:span text:style-name="T23">experimento</text:span>:</text:p>
      <text:list xml:id="list5035529128523331618" text:style-name="L2">
        <text:list-item>
          <text:p text:style-name="P17">Ver el vídeo.</text:p>
        </text:list-item>
        <text:list-item>
          <text:p text:style-name="P20"><text:span text:style-name="T14">Marcar los puntos en los frames</text:span><text:span text:style-name="T13">.</text:span></text:p>
        </text:list-item>
        <text:list-item>
          <text:p text:style-name="P18"><text:span text:style-name="T26">Etiquetar los pasos que resulten útiles</text:span>.</text:p>
        </text:list-item>
        <text:list-item>
          <text:p text:style-name="P18">Hay un <text:span text:style-name="T24">usuario</text:span> que puede validar los pasos anteriores, <text:span text:style-name="T25">es decir que puede modificar tanto puntos como pasos de un experimento.</text:span></text:p>
        </text:list-item>
      </text:list>
      <text:p text:style-name="P6"/>
      <text:p text:style-name="P3">Componentes del sistema:</text:p>
      <text:p text:style-name="P3"/>
      <text:list xml:id="list8520322117496677665" text:style-name="L3">
        <text:list-item>
          <text:p text:style-name="P21">Túnel: Se utiliza <text:span text:style-name="T8">n </text:span><text:span text:style-name="T10">cantidad de cámaras para grabar el caminado de los ratones a través del túnel.</text:span></text:p>
        </text:list-item>
        <text:list-item>
          <text:p text:style-name="P21"><text:span text:style-name="T10">Registro de puntos y pasos: Se deben </text:span><text:span text:style-name="T11">capturar los puntos que se desean analizar durante la caminatan del sujeto de pruebas, para después decidir cuáles puntos son útiles para el análisis posterior. Los datos se almacenan en archivos csv o en una base de datos.</text:span></text:p>
        </text:list-item>
        <text:list-item>
          <text:p text:style-name="P19">Análisis: A partir de los pasos seleccionados, se realiza un análisis que comparando los pasos de los ratones sanos con los que tienen alguna alteració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 </meta:initial-creator>
    <meta:creation-date>2017-01-23T10:37:39.053654382</meta:creation-date>
    <dc:date>2017-02-24T12:59:42.270692855</dc:date>
    <dc:creator>cris </dc:creator>
    <meta:editing-duration>PT53M25S</meta:editing-duration>
    <meta:editing-cycles>49</meta:editing-cycles>
    <meta:generator>LibreOffice/4.3.3.2$Linux_X86_64 LibreOffice_project/430m0$Build-2</meta:generator>
    <meta:document-statistic meta:table-count="0" meta:image-count="0" meta:object-count="0" meta:page-count="1" meta:paragraph-count="28" meta:word-count="422" meta:character-count="2427" meta:non-whitespace-character-count="2057"/>
  </office:meta>
</office:document-meta>
</file>